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00.00%" fo:text-align="left" fo:margin-bottom="11.25pt"/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9" style:family="paragraph">
      <style:paragraph-properties fo:line-height="160.00%" fo:text-align="left"/>
    </style:style>
    <style:style style:name="P2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1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</text:span></text:p>
            <text:p text:style-name="P3"><text:span text:style-name="T2">Nom :<text:s/></text:span><text:span text:style-name="T3">Accéder à son compte(package « Gestion des achats »)<text:line-break/></text:span><text:span text:style-name="T4">Acteur(s) :<text:s/></text:span><text:span text:style-name="T5">Acheteur (client), Passer une commande, Employé, Suivre les commandes<text:line-break/></text:span><text:span text:style-name="T6">Description :<text:s/></text:span><text:span text:style-name="T7">L'acteur accède à son compte.<text:line-break/></text:span><text:span text:style-name="T8">Auteur :<text:s/></text:span><text:span text:style-name="T9">Guichou Brice<text:line-break/></text:span><text:span text:style-name="T10">Date(s) :<text:s/></text:span><text:span text:style-name="T11">12/05/2020</text:span></text:p>
            <text:p text:style-name="P4"><text:span text:style-name="T12">Pré-conditions :<text:s/></text:span><text:span text:style-name="T13">Creer un compte.<text:line-break/></text:span><text:span text:style-name="T14">Démarrage :<text:s/></text:span><text:span text:style-name="T15">L’utilisateur a demandé l'accès à son compte.</text:span></text:p>
            <text:p text:style-name="P4"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DESCRIPTION</text:span></text:p>
            <text:p text:style-name="P7"><text:span text:style-name="T17">Le scénario nominal :</text:span></text:p>
            <text:p text:style-name="P8"><text:span text:style-name="T18">1. Le système affiche une page d'accès au compte.<text:line-break/>2.<text:s/></text:span><text:span text:style-name="T19">L’utilisateur</text:span><text:span text:style-name="T20"><text:s/></text:span><text:span text:style-name="T21">remplit les champs "login"et "mot de passe"et valide.<text:line-break/>3.<text:s/></text:span><text:span text:style-name="T22">Le système<text:s/></text:span><text:span text:style-name="T23">récupère les informations saisies et authentifie l'utilisateur.</text:span></text:p>
            <text:p text:style-name="P8"><text:span text:style-name="T24"/></text:p>
          </table:table-cell>
        </table:table-row>
        <table:table-row table:style-name="TableRow0102">
          <table:table-cell table:style-name="TableCell010200">
            <text:p text:style-name="P11"><text:span text:style-name="T25">Les scénarios alternatifs :</text:span></text:p>
            <text:p text:style-name="P12"><text:span text:style-name="T26">2.a<text:s/></text:span><text:span text:style-name="T27">L’utilisateur<text:s/></text:span><text:span text:style-name="T28">décide de quitter la page d'accès au compte.</text:span></text:p>
            <text:p text:style-name="P12"><text:span text:style-name="T28">2.b L’utilisateur</text:span><text:span text:style-name="T29"><text:s/></text:span><text:span text:style-name="T30">ne possède pas de compte. (Redirection vers Créer un compte)</text:span></text:p>
            <text:p text:style-name="P12"><text:span text:style-name="T31"/></text:p>
          </table:table-cell>
        </table:table-row>
        <table:table-row table:style-name="TableRow0103">
          <table:table-cell table:style-name="TableCell010300">
            <text:p text:style-name="P15"><text:span text:style-name="T32">Les scénarios d'exceptions :</text:span></text:p>
            <text:p text:style-name="P16"><text:span text:style-name="T33">2.a<text:s/></text:span><text:span text:style-name="T34"><text:s/></text:span><text:span text:style-name="T35">Les informations login ou mot de passe de l</text:span><text:span text:style-name="T36">’</text:span><text:span text:style-name="T37">utilisateur</text:span><text:span text:style-name="T38"><text:s/></text:span><text:span text:style-name="T39">sont incorrectes</text:span><text:span text:style-name="T40">.</text:span></text:p>
            <text:p text:style-name="P16"><text:span text:style-name="T41">2.b L'e-mail de l'utilisateur</text:span><text:span text:style-name="T42"><text:s/></text:span><text:span text:style-name="T43">n'existe pas.</text:span><text:span text:style-name="T44"/></text:p>
          </table:table-cell>
        </table:table-row>
        <table:table-row table:style-name="TableRow0104">
          <table:table-cell table:style-name="TableCell010400">
            <text:p text:style-name="P19"><text:span text:style-name="T45">Fin :<text:s/></text:span><text:span text:style-name="T46">Scénario nominal : à l'étape 2 sur décision de l'utilisateur.</text:span><text:span text:style-name="T47"/></text:p>
          </table:table-cell>
        </table:table-row>
      </table:table>
      <text:p text:style-name="P21"><text:span text:style-name="T48">Post-conditions :<text:s/></text:span><text:span text:style-name="T49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